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chemasMojo.writeNewSpringSchema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ringSchemasMoj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ringSchemasMojo.ad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chemasMojo.getSpring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hemasMojo.readOriginalSpringSchema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pringSchemasMojo.add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